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109.05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138.39pt"/>
    </style:style>
    <style:style style:name="co8" style:family="table-column">
      <style:table-column-properties fo:break-before="auto" style:column-width="141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Default">
      <style:table-cell-properties fo:border="0.99pt solid #000000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order-left="0.99pt solid #000000" fo:border-right="none" fo:border-top="0.99pt solid #000000"/>
    </style:style>
    <style:style style:name="ce13" style:family="table-cell" style:parent-style-name="Pivot_20_Table_20_Value" style:data-style-name="N2">
      <style:table-cell-properties fo:border-bottom="none" fo:border-left="0.99pt solid #000000" fo:border-right="none" fo:border-top="none"/>
    </style:style>
    <style:style style:name="ce14" style:family="table-cell" style:parent-style-name="Pivot_20_Table_20_Value" style:data-style-name="N2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17" style:family="table-cell" style:parent-style-name="Pivot_20_Table_20_Value" style:data-style-name="N2">
      <style:table-cell-properties fo:border-bottom="none" fo:border-left="none" fo:border-right="0.99pt solid #000000" fo:border-top="0.99pt solid #000000"/>
    </style:style>
    <style:style style:name="ce18" style:family="table-cell" style:parent-style-name="Pivot_20_Table_20_Value" style:data-style-name="N2">
      <style:table-cell-properties fo:border-bottom="none" fo:border-left="none" fo:border-right="0.99pt solid #000000" fo:border-top="none"/>
    </style:style>
    <style:style style:name="ce19" style:family="table-cell" style:parent-style-name="Pivot_20_Table_20_Value" style:data-style-name="N2">
      <style:table-cell-properties fo:border-bottom="0.99pt solid #000000" fo:border-left="none" fo:border-right="0.99pt solid #000000" fo:border-top="none"/>
    </style:style>
    <style:style style:name="ce20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orner">
      <style:table-cell-properties fo:border-bottom="none" fo:border-left="none" fo:border-right="none" fo:border-top="2.01pt solid #000000"/>
    </style:style>
    <style:style style:name="ce22" style:family="table-cell" style:parent-style-name="Pivot_20_Table_20_Value" style:data-style-name="N2"/>
    <style:style style:name="ce23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24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25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26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27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29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0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in runtime</text:p>
          </table:table-cell>
          <table:table-cell office:value-type="string" calcext:value-type="string">
            <text:p>LUT runtime</text:p>
          </table:table-cell>
          <table:table-cell office:value-type="string" calcext:value-type="string">
            <text:p>Performance improvemen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" calcext:value-type="float">
            <text:p>10</text:p>
          </table:table-cell>
          <table:table-cell office:value-type="float" office:value="5265.2" calcext:value-type="float">
            <text:p>5265.2</text:p>
          </table:table-cell>
          <table:table-cell office:value-type="float" office:value="1497.4" calcext:value-type="float">
            <text:p>1497.4</text:p>
          </table:table-cell>
          <table:table-cell table:formula="of:=[.C2]/[.D2]" office:value-type="float" office:value="3.51622812875651" calcext:value-type="float">
            <text:p>3.52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" calcext:value-type="float">
            <text:p>10</text:p>
          </table:table-cell>
          <table:table-cell office:value-type="float" office:value="5200" calcext:value-type="float">
            <text:p>5200.0</text:p>
          </table:table-cell>
          <table:table-cell office:value-type="float" office:value="1508.8" calcext:value-type="float">
            <text:p>1508.8</text:p>
          </table:table-cell>
          <table:table-cell table:formula="of:=[.C3]/[.D3]" office:value-type="float" office:value="3.44644750795334" calcext:value-type="float">
            <text:p>3.45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" calcext:value-type="float">
            <text:p>10</text:p>
          </table:table-cell>
          <table:table-cell office:value-type="float" office:value="2923" calcext:value-type="float">
            <text:p>2923.0</text:p>
          </table:table-cell>
          <table:table-cell office:value-type="float" office:value="803" calcext:value-type="float">
            <text:p>803.0</text:p>
          </table:table-cell>
          <table:table-cell table:formula="of:=[.C4]/[.D4]" office:value-type="float" office:value="3.640099626401" calcext:value-type="float">
            <text:p>3.64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" calcext:value-type="float">
            <text:p>10</text:p>
          </table:table-cell>
          <table:table-cell office:value-type="float" office:value="5168.6" calcext:value-type="float">
            <text:p>5168.6</text:p>
          </table:table-cell>
          <table:table-cell office:value-type="float" office:value="1490.8" calcext:value-type="float">
            <text:p>1490.8</text:p>
          </table:table-cell>
          <table:table-cell table:formula="of:=[.C5]/[.D5]" office:value-type="float" office:value="3.46699758518916" calcext:value-type="float">
            <text:p>3.47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" calcext:value-type="float">
            <text:p>10</text:p>
          </table:table-cell>
          <table:table-cell office:value-type="float" office:value="5215.8" calcext:value-type="float">
            <text:p>5215.8</text:p>
          </table:table-cell>
          <table:table-cell office:value-type="float" office:value="1507" calcext:value-type="float">
            <text:p>1507.0</text:p>
          </table:table-cell>
          <table:table-cell table:formula="of:=[.C6]/[.D6]" office:value-type="float" office:value="3.46104844061048" calcext:value-type="float">
            <text:p>3.46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" calcext:value-type="float">
            <text:p>100</text:p>
          </table:table-cell>
          <table:table-cell office:value-type="float" office:value="2224.9" calcext:value-type="float">
            <text:p>2224.9</text:p>
          </table:table-cell>
          <table:table-cell office:value-type="float" office:value="1418.3" calcext:value-type="float">
            <text:p>1418.3</text:p>
          </table:table-cell>
          <table:table-cell table:formula="of:=[.C7]/[.D7]" office:value-type="float" office:value="1.56870901783826" calcext:value-type="float">
            <text:p>1.57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" calcext:value-type="float">
            <text:p>100</text:p>
          </table:table-cell>
          <table:table-cell office:value-type="float" office:value="1860.6" calcext:value-type="float">
            <text:p>1860.6</text:p>
          </table:table-cell>
          <table:table-cell office:value-type="float" office:value="1389.3" calcext:value-type="float">
            <text:p>1389.3</text:p>
          </table:table-cell>
          <table:table-cell table:formula="of:=[.C8]/[.D8]" office:value-type="float" office:value="1.33923558626647" calcext:value-type="float">
            <text:p>1.34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" calcext:value-type="float">
            <text:p>100</text:p>
          </table:table-cell>
          <table:table-cell office:value-type="float" office:value="1871" calcext:value-type="float">
            <text:p>1871.0</text:p>
          </table:table-cell>
          <table:table-cell office:value-type="float" office:value="1400.5" calcext:value-type="float">
            <text:p>1400.5</text:p>
          </table:table-cell>
          <table:table-cell table:formula="of:=[.C9]/[.D9]" office:value-type="float" office:value="1.33595144591217" calcext:value-type="float">
            <text:p>1.34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" calcext:value-type="float">
            <text:p>100</text:p>
          </table:table-cell>
          <table:table-cell office:value-type="float" office:value="1880.6" calcext:value-type="float">
            <text:p>1880.6</text:p>
          </table:table-cell>
          <table:table-cell office:value-type="float" office:value="1411.9" calcext:value-type="float">
            <text:p>1411.9</text:p>
          </table:table-cell>
          <table:table-cell table:formula="of:=[.C10]/[.D10]" office:value-type="float" office:value="1.33196402011474" calcext:value-type="float">
            <text:p>1.33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" calcext:value-type="float">
            <text:p>100</text:p>
          </table:table-cell>
          <table:table-cell office:value-type="float" office:value="1877.2" calcext:value-type="float">
            <text:p>1877.2</text:p>
          </table:table-cell>
          <table:table-cell office:value-type="float" office:value="1401.3" calcext:value-type="float">
            <text:p>1401.3</text:p>
          </table:table-cell>
          <table:table-cell table:formula="of:=[.C11]/[.D11]" office:value-type="float" office:value="1.33961321629915" calcext:value-type="float">
            <text:p>1.34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" calcext:value-type="float">
            <text:p>1000</text:p>
          </table:table-cell>
          <table:table-cell office:value-type="float" office:value="1543.5" calcext:value-type="float">
            <text:p>1543.5</text:p>
          </table:table-cell>
          <table:table-cell office:value-type="float" office:value="1378.8" calcext:value-type="float">
            <text:p>1378.8</text:p>
          </table:table-cell>
          <table:table-cell table:formula="of:=[.C12]/[.D12]" office:value-type="float" office:value="1.11945169712794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" calcext:value-type="float">
            <text:p>1000</text:p>
          </table:table-cell>
          <table:table-cell office:value-type="float" office:value="1526" calcext:value-type="float">
            <text:p>1526.0</text:p>
          </table:table-cell>
          <table:table-cell office:value-type="float" office:value="1374.3" calcext:value-type="float">
            <text:p>1374.3</text:p>
          </table:table-cell>
          <table:table-cell table:formula="of:=[.C13]/[.D13]" office:value-type="float" office:value="1.11038346794732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" calcext:value-type="float">
            <text:p>1000</text:p>
          </table:table-cell>
          <table:table-cell office:value-type="float" office:value="1530.3" calcext:value-type="float">
            <text:p>1530.3</text:p>
          </table:table-cell>
          <table:table-cell office:value-type="float" office:value="1184" calcext:value-type="float">
            <text:p>1184.0</text:p>
          </table:table-cell>
          <table:table-cell table:formula="of:=[.C14]/[.D14]" office:value-type="float" office:value="1.29248310810811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" calcext:value-type="float">
            <text:p>1000</text:p>
          </table:table-cell>
          <table:table-cell office:value-type="float" office:value="1531.5" calcext:value-type="float">
            <text:p>1531.5</text:p>
          </table:table-cell>
          <table:table-cell office:value-type="float" office:value="1411.1" calcext:value-type="float">
            <text:p>1411.1</text:p>
          </table:table-cell>
          <table:table-cell table:formula="of:=[.C15]/[.D15]" office:value-type="float" office:value="1.0853235064843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" calcext:value-type="float">
            <text:p>1000</text:p>
          </table:table-cell>
          <table:table-cell office:value-type="float" office:value="1571.3" calcext:value-type="float">
            <text:p>1571.3</text:p>
          </table:table-cell>
          <table:table-cell office:value-type="float" office:value="1304.4" calcext:value-type="float">
            <text:p>1304.4</text:p>
          </table:table-cell>
          <table:table-cell table:formula="of:=[.C16]/[.D16]" office:value-type="float" office:value="1.20461514872738" calcext:value-type="float">
            <text:p>1.20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0" calcext:value-type="float">
            <text:p>10000</text:p>
          </table:table-cell>
          <table:table-cell office:value-type="float" office:value="865.5" calcext:value-type="float">
            <text:p>865.5</text:p>
          </table:table-cell>
          <table:table-cell office:value-type="float" office:value="489.9" calcext:value-type="float">
            <text:p>489.9</text:p>
          </table:table-cell>
          <table:table-cell table:formula="of:=[.C17]/[.D17]" office:value-type="float" office:value="1.76668707899571" calcext:value-type="float">
            <text:p>1.77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0" calcext:value-type="float">
            <text:p>10000</text:p>
          </table:table-cell>
          <table:table-cell office:value-type="float" office:value="838.3" calcext:value-type="float">
            <text:p>838.3</text:p>
          </table:table-cell>
          <table:table-cell office:value-type="float" office:value="470" calcext:value-type="float">
            <text:p>470.0</text:p>
          </table:table-cell>
          <table:table-cell table:formula="of:=[.C18]/[.D18]" office:value-type="float" office:value="1.7836170212766" calcext:value-type="float">
            <text:p>1.78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0" calcext:value-type="float">
            <text:p>10000</text:p>
          </table:table-cell>
          <table:table-cell office:value-type="float" office:value="967.3" calcext:value-type="float">
            <text:p>967.3</text:p>
          </table:table-cell>
          <table:table-cell office:value-type="float" office:value="465.3" calcext:value-type="float">
            <text:p>465.3</text:p>
          </table:table-cell>
          <table:table-cell table:formula="of:=[.C19]/[.D19]" office:value-type="float" office:value="2.07887384483129" calcext:value-type="float">
            <text:p>2.08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0" calcext:value-type="float">
            <text:p>10000</text:p>
          </table:table-cell>
          <table:table-cell office:value-type="float" office:value="838.5" calcext:value-type="float">
            <text:p>838.5</text:p>
          </table:table-cell>
          <table:table-cell office:value-type="float" office:value="473" calcext:value-type="float">
            <text:p>473.0</text:p>
          </table:table-cell>
          <table:table-cell table:formula="of:=[.C20]/[.D20]" office:value-type="float" office:value="1.77272727272727" calcext:value-type="float">
            <text:p>1.77</text:p>
          </table:table-cell>
          <table:table-cell/>
        </table:table-row>
        <table:table-row table:style-name="ro1">
          <table:table-cell office:value-type="string" calcext:value-type="string">
            <text:p>x86</text:p>
          </table:table-cell>
          <table:table-cell office:value-type="float" office:value="10000" calcext:value-type="float">
            <text:p>10000</text:p>
          </table:table-cell>
          <table:table-cell office:value-type="float" office:value="809.2" calcext:value-type="float">
            <text:p>809.2</text:p>
          </table:table-cell>
          <table:table-cell office:value-type="float" office:value="482.4" calcext:value-type="float">
            <text:p>482.4</text:p>
          </table:table-cell>
          <table:table-cell table:formula="of:=[.C21]/[.D21]" office:value-type="float" office:value="1.67744610281924" calcext:value-type="float">
            <text:p>1.68</text:p>
          </table:table-cell>
          <table:table-cell/>
        </table:table-row>
        <table:table-row table:style-name="ro1">
          <table:table-cell office:value-type="string" calcext:value-type="string">
            <text:p>STM32F1</text:p>
          </table:table-cell>
          <table:table-cell office:value-type="float" office:value="10" calcext:value-type="float">
            <text:p>10</text:p>
          </table:table-cell>
          <table:table-cell office:value-type="float" office:value="63291.7" calcext:value-type="float">
            <text:p>63291.7</text:p>
          </table:table-cell>
          <table:table-cell office:value-type="float" office:value="20472.4" calcext:value-type="float">
            <text:p>20472.4</text:p>
          </table:table-cell>
          <table:table-cell table:formula="of:=[.C22]/[.D22]" office:value-type="float" office:value="3.09156229850921" calcext:value-type="float">
            <text:p>3.09</text:p>
          </table:table-cell>
          <table:table-cell/>
        </table:table-row>
        <table:table-row table:style-name="ro1">
          <table:table-cell office:value-type="string" calcext:value-type="string">
            <text:p>STM32F1</text:p>
          </table:table-cell>
          <table:table-cell office:value-type="float" office:value="100" calcext:value-type="float">
            <text:p>100</text:p>
          </table:table-cell>
          <table:table-cell office:value-type="float" office:value="63379" calcext:value-type="float">
            <text:p>63379.0</text:p>
          </table:table-cell>
          <table:table-cell office:value-type="float" office:value="20488" calcext:value-type="float">
            <text:p>20488.0</text:p>
          </table:table-cell>
          <table:table-cell table:formula="of:=[.C23]/[.D23]" office:value-type="float" office:value="3.09346934791097" calcext:value-type="float">
            <text:p>3.09</text:p>
          </table:table-cell>
          <table:table-cell/>
        </table:table-row>
        <table:table-row table:style-name="ro1">
          <table:table-cell office:value-type="string" calcext:value-type="string">
            <text:p>STM32F1</text:p>
          </table:table-cell>
          <table:table-cell office:value-type="float" office:value="1000" calcext:value-type="float">
            <text:p>1000</text:p>
          </table:table-cell>
          <table:table-cell office:value-type="float" office:value="64238.1" calcext:value-type="float">
            <text:p>64238.1</text:p>
          </table:table-cell>
          <table:table-cell office:value-type="float" office:value="20485.9" calcext:value-type="float">
            <text:p>20485.9</text:p>
          </table:table-cell>
          <table:table-cell table:formula="of:=[.C24]/[.D24]" office:value-type="float" office:value="3.13572261897207" calcext:value-type="float">
            <text:p>3.14</text:p>
          </table:table-cell>
          <table:table-cell/>
        </table:table-row>
        <table:table-row table:style-name="ro1">
          <table:table-cell office:value-type="string" calcext:value-type="string">
            <text:p>STM32F1</text:p>
          </table:table-cell>
          <table:table-cell office:value-type="float" office:value="10000" calcext:value-type="float">
            <text:p>10000</text:p>
          </table:table-cell>
          <table:table-cell office:value-type="float" office:value="63852.6" calcext:value-type="float">
            <text:p>63852.6</text:p>
          </table:table-cell>
          <table:table-cell office:value-type="float" office:value="20489" calcext:value-type="float">
            <text:p>20489.0</text:p>
          </table:table-cell>
          <table:table-cell table:formula="of:=[.C25]/[.D25]" office:value-type="float" office:value="3.11643320806286" calcext:value-type="float">
            <text:p>3.1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 table:number-rows-repeated="3">
          <table:table-cell table:number-columns-repeated="6"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vot Table_Sheet1_1" table:style-name="ta1"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5" table:default-cell-style-name="ce22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Pivot_20_Table_20_Field" office:value-type="string" calcext:value-type="string">
            <text:p>Sin runtime</text:p>
          </table:table-cell>
          <table:table-cell office:value-type="string" calcext:value-type="string">
            <text:p>- all -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Pivot_20_Table_20_Field" office:value-type="string" calcext:value-type="string">
            <text:p>LUT runtime</text:p>
          </table:table-cell>
          <table:table-cell office:value-type="string" calcext:value-type="string">
            <text:p>- all -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Data</text:p>
          </table:table-cell>
          <table:table-cell table:style-name="ce10" office:value-type="string" calcext:value-type="string">
            <text:p>Target</text:p>
          </table:table-cell>
          <table:table-cell table:style-name="ce21" table:number-columns-repeated="3"/>
          <table:table-cell table:style-name="ce29"/>
        </table:table-row>
        <table:table-row table:style-name="ro1">
          <table:table-cell table:style-name="ce4"/>
          <table:table-cell table:style-name="ce11" office:value-type="string" calcext:value-type="string">
            <text:p>Average - Sin runtime</text:p>
          </table:table-cell>
          <table:table-cell table:style-name="ce16"/>
          <table:table-cell table:style-name="ce11" office:value-type="string" calcext:value-type="string">
            <text:p>Average - LUT runtime</text:p>
          </table:table-cell>
          <table:table-cell table:style-name="ce16"/>
          <table:table-cell table:style-name="ce23" office:value-type="string" calcext:value-type="string">
            <text:p>Total Average - Sin runtime</text:p>
          </table:table-cell>
          <table:table-cell table:style-name="ce30" office:value-type="string" calcext:value-type="string">
            <text:p>Total Average - LUT runtime</text:p>
          </table:table-cell>
        </table:table-row>
        <table:table-row table:style-name="ro1">
          <table:table-cell table:style-name="ce5" office:value-type="string" calcext:value-type="string">
            <text:p>Iterations</text:p>
          </table:table-cell>
          <table:table-cell table:style-name="ce11" office:value-type="string" calcext:value-type="string">
            <text:p>STM32F1</text:p>
          </table:table-cell>
          <table:table-cell table:style-name="ce16" office:value-type="string" calcext:value-type="string">
            <text:p>x86</text:p>
          </table:table-cell>
          <table:table-cell table:style-name="ce11" office:value-type="string" calcext:value-type="string">
            <text:p>STM32F1</text:p>
          </table:table-cell>
          <table:table-cell table:style-name="ce16" office:value-type="string" calcext:value-type="string">
            <text:p>x86</text:p>
          </table:table-cell>
          <table:table-cell table:style-name="ce24"/>
          <table:table-cell table:style-name="ce3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2" office:value-type="float" office:value="214902826.5" calcext:value-type="float">
            <text:p>214902826.50</text:p>
          </table:table-cell>
          <table:table-cell table:style-name="ce17" office:value-type="float" office:value="6352.08" calcext:value-type="float">
            <text:p>6352.08</text:p>
          </table:table-cell>
          <table:table-cell office:value-type="float" office:value="71825" calcext:value-type="float">
            <text:p>71825.00</text:p>
          </table:table-cell>
          <table:table-cell office:value-type="float" office:value="1548.28" calcext:value-type="float">
            <text:p>1548.28</text:p>
          </table:table-cell>
          <table:table-cell table:style-name="ce25" office:value-type="float" office:value="61405344.7714286" calcext:value-type="float">
            <text:p>61405344.7714286</text:p>
          </table:table-cell>
          <table:table-cell table:style-name="ce32" office:value-type="float" office:value="21627.3428571429" calcext:value-type="float">
            <text:p>21627.34285714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3" office:value-type="float" office:value="21671602.875" calcext:value-type="float">
            <text:p>21671602.88</text:p>
          </table:table-cell>
          <table:table-cell table:style-name="ce18" office:value-type="float" office:value="1460.64" calcext:value-type="float">
            <text:p>1460.64</text:p>
          </table:table-cell>
          <table:table-cell office:value-type="float" office:value="21541801" calcext:value-type="float">
            <text:p>21541801.00</text:p>
          </table:table-cell>
          <table:table-cell office:value-type="float" office:value="1067.78" calcext:value-type="float">
            <text:p>1067.78</text:p>
          </table:table-cell>
          <table:table-cell table:style-name="ce26" office:value-type="float" office:value="6192929.85" calcext:value-type="float">
            <text:p>6192929.85</text:p>
          </table:table-cell>
          <table:table-cell table:style-name="ce33" office:value-type="float" office:value="6155562.98571429" calcext:value-type="float">
            <text:p>6155562.985714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3" office:value-type="float" office:value="15230822.75" calcext:value-type="float">
            <text:p>15230822.75</text:p>
          </table:table-cell>
          <table:table-cell table:style-name="ce18" office:value-type="float" office:value="1200" calcext:value-type="float">
            <text:p>1200.00</text:p>
          </table:table-cell>
          <table:table-cell office:value-type="float" office:value="8662905" calcext:value-type="float">
            <text:p>8662905.00</text:p>
          </table:table-cell>
          <table:table-cell office:value-type="float" office:value="1003.62" calcext:value-type="float">
            <text:p>1003.62</text:p>
          </table:table-cell>
          <table:table-cell table:style-name="ce26" office:value-type="float" office:value="6769921.22222222" calcext:value-type="float">
            <text:p>6769921.22222222</text:p>
          </table:table-cell>
          <table:table-cell table:style-name="ce33" office:value-type="float" office:value="3850737.56666667" calcext:value-type="float">
            <text:p>3850737.5666666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4" office:value-type="float" office:value="14994335.3333333" calcext:value-type="float">
            <text:p>14994335.33</text:p>
          </table:table-cell>
          <table:table-cell table:style-name="ce19" office:value-type="float" office:value="721.42" calcext:value-type="float">
            <text:p>721.42</text:p>
          </table:table-cell>
          <table:table-cell office:value-type="float" office:value="12242881.3333333" calcext:value-type="float">
            <text:p>12242881.33</text:p>
          </table:table-cell>
          <table:table-cell office:value-type="float" office:value="507.52" calcext:value-type="float">
            <text:p>507.52</text:p>
          </table:table-cell>
          <table:table-cell table:style-name="ce27" office:value-type="float" office:value="5623326.6375" calcext:value-type="float">
            <text:p>5623326.6375</text:p>
          </table:table-cell>
          <table:table-cell table:style-name="ce34" office:value-type="float" office:value="4591397.7" calcext:value-type="float">
            <text:p>4591397.7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5" office:value-type="float" office:value="52641377.7954546" calcext:value-type="float">
            <text:p>52641377.7954546</text:p>
          </table:table-cell>
          <table:table-cell table:style-name="ce20" office:value-type="float" office:value="2433.535" calcext:value-type="float">
            <text:p>2433.535</text:p>
          </table:table-cell>
          <table:table-cell table:style-name="ce15" office:value-type="float" office:value="10418865.0909091" calcext:value-type="float">
            <text:p>10418865.0909091</text:p>
          </table:table-cell>
          <table:table-cell table:style-name="ce20" office:value-type="float" office:value="1031.8" calcext:value-type="float">
            <text:p>1031.8</text:p>
          </table:table-cell>
          <table:table-cell table:style-name="ce28" office:value-type="float" office:value="18680768.5951613" calcext:value-type="float">
            <text:p>18680768.5951613</text:p>
          </table:table-cell>
          <table:table-cell table:style-name="ce35" office:value-type="float" office:value="3697682.32258065" calcext:value-type="float">
            <text:p>3697682.32258065</text:p>
          </table:table-cell>
        </table:table-row>
      </table:table>
      <table:named-expressions/>
      <table:database-ranges>
        <table:database-range table:name="__Anonymous_Sheet_DB__0" table:target-range-address="Sheet1.A1:Sheet1.E26"/>
      </table:database-ranges>
      <table:data-pilot-tables>
        <table:data-pilot-table table:name="DataPilot1" table:application-data="" table:target-range-address="'Pivot Table_Sheet1_1'.A1:'Pivot Table_Sheet1_1'.G11" table:buttons="'Pivot Table_Sheet1_1'.A1 'Pivot Table_Sheet1_1'.A2 'Pivot Table_Sheet1_1'.A6 'Pivot Table_Sheet1_1'.B4 'Pivot Table_Sheet1_1'.C4" table:show-filter-button="false" table:drill-down-on-double-click="false">
          <table:source-cell-range table:cell-range-address="Sheet1.A1:Sheet1.F32"/>
          <table:data-pilot-field table:source-field-name="Sin runtime" table:orientation="page" table:used-hierarchy="0" table:function="auto" loext:ignore-selected-page="true" table:selected-page="578.4">
            <table:data-pilot-level table:show-empty="false" calcext:repeat-item-labels="false">
              <table:data-pilot-members>
                <table:data-pilot-member table:name="578.4" table:display="true" table:show-details="true"/>
                <table:data-pilot-member table:name="625.7" table:display="true" table:show-details="true"/>
                <table:data-pilot-member table:name="781.5" table:display="true" table:show-details="true"/>
                <table:data-pilot-member table:name="788.5" table:display="true" table:show-details="true"/>
                <table:data-pilot-member table:name="833" table:display="true" table:show-details="true"/>
                <table:data-pilot-member table:name="878.9" table:display="true" table:show-details="true"/>
                <table:data-pilot-member table:name="981.3" table:display="true" table:show-details="true"/>
                <table:data-pilot-member table:name="1065" table:display="true" table:show-details="true"/>
                <table:data-pilot-member table:name="1138.5" table:display="true" table:show-details="true"/>
                <table:data-pilot-member table:name="1174.6" table:display="true" table:show-details="true"/>
                <table:data-pilot-member table:name="1287.6" table:display="true" table:show-details="true"/>
                <table:data-pilot-member table:name="1395" table:display="true" table:show-details="true"/>
                <table:data-pilot-member table:name="1677.6" table:display="true" table:show-details="true"/>
                <table:data-pilot-member table:name="1744.4" table:display="true" table:show-details="true"/>
                <table:data-pilot-member table:name="1960.3" table:display="true" table:show-details="true"/>
                <table:data-pilot-member table:name="5107.5" table:display="true" table:show-details="true"/>
                <table:data-pilot-member table:name="5354.5" table:display="true" table:show-details="true"/>
                <table:data-pilot-member table:name="6582.5" table:display="true" table:show-details="true"/>
                <table:data-pilot-member table:name="7089.3" table:display="true" table:show-details="true"/>
                <table:data-pilot-member table:name="7626.6" table:display="true" table:show-details="true"/>
                <table:data-pilot-member table:name="354133.75" table:display="true" table:show-details="true"/>
                <table:data-pilot-member table:name="359925" table:display="true" table:show-details="true"/>
                <table:data-pilot-member table:name="11945659" table:display="true" table:show-details="true"/>
                <table:data-pilot-member table:name="12374589" table:display="true" table:show-details="true"/>
                <table:data-pilot-member table:name="13232094" table:display="true" table:show-details="true"/>
                <table:data-pilot-member table:name="13236801" table:display="true" table:show-details="true"/>
                <table:data-pilot-member table:name="17227198" table:display="true" table:show-details="true"/>
                <table:data-pilot-member table:name="20662758" table:display="true" table:show-details="true"/>
                <table:data-pilot-member table:name="42989072" table:display="true" table:show-details="true"/>
                <table:data-pilot-member table:name="4294457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UT runtime" table:orientation="page" table:used-hierarchy="0" table:function="auto" loext:ignore-selected-page="true" table:selected-page="493.2">
            <table:data-pilot-level table:show-empty="false" calcext:repeat-item-labels="false">
              <table:data-pilot-members>
                <table:data-pilot-member table:name="493.2" table:display="true" table:show-details="true"/>
                <table:data-pilot-member table:name="499.9" table:display="true" table:show-details="true"/>
                <table:data-pilot-member table:name="511.6" table:display="true" table:show-details="true"/>
                <table:data-pilot-member table:name="513.9" table:display="true" table:show-details="true"/>
                <table:data-pilot-member table:name="519" table:display="true" table:show-details="true"/>
                <table:data-pilot-member table:name="772.4" table:display="true" table:show-details="true"/>
                <table:data-pilot-member table:name="867.5" table:display="true" table:show-details="true"/>
                <table:data-pilot-member table:name="909.3" table:display="true" table:show-details="true"/>
                <table:data-pilot-member table:name="916.8" table:display="true" table:show-details="true"/>
                <table:data-pilot-member table:name="979" table:display="true" table:show-details="true"/>
                <table:data-pilot-member table:name="1007.4" table:display="true" table:show-details="true"/>
                <table:data-pilot-member table:name="1161.3" table:display="true" table:show-details="true"/>
                <table:data-pilot-member table:name="1167.7" table:display="true" table:show-details="true"/>
                <table:data-pilot-member table:name="1176.7" table:display="true" table:show-details="true"/>
                <table:data-pilot-member table:name="1333.2" table:display="true" table:show-details="true"/>
                <table:data-pilot-member table:name="1398.9" table:display="true" table:show-details="true"/>
                <table:data-pilot-member table:name="1420.4" table:display="true" table:show-details="true"/>
                <table:data-pilot-member table:name="1522.3" table:display="true" table:show-details="true"/>
                <table:data-pilot-member table:name="1558.3" table:display="true" table:show-details="true"/>
                <table:data-pilot-member table:name="1907.2" table:display="true" table:show-details="true"/>
                <table:data-pilot-member table:name="68750" table:display="true" table:show-details="true"/>
                <table:data-pilot-member table:name="69282" table:display="true" table:show-details="true"/>
                <table:data-pilot-member table:name="74900" table:display="true" table:show-details="true"/>
                <table:data-pilot-member table:name="8658132" table:display="true" table:show-details="true"/>
                <table:data-pilot-member table:name="8667672" table:display="true" table:show-details="true"/>
                <table:data-pilot-member table:name="8667684" table:display="true" table:show-details="true"/>
                <table:data-pilot-member table:name="11666032" table:display="true" table:show-details="true"/>
                <table:data-pilot-member table:name="11672163" table:display="true" table:show-details="true"/>
                <table:data-pilot-member table:name="13390449" table:display="true" table:show-details="true"/>
                <table:data-pilot-member table:name="430143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arget" table:orientation="column" table:used-hierarchy="0" table:function="auto">
            <table:data-pilot-level table:show-empty="false" calcext:repeat-item-labels="false">
              <table:data-pilot-members>
                <table:data-pilot-member table:name="STM32F1" table:display="true" table:show-details="true"/>
                <table:data-pilot-member table:name="x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s" table:orientation="row" table:used-hierarchy="0" table:function="auto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00" table:display="true" table:show-details="true"/>
                <table:data-pilot-member table:name="1000" table:display="true" table:show-details="true"/>
                <table:data-pilot-member table:name="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n runtime" table:orientation="data" table:used-hierarchy="-1" table:function="average">
            <table:data-pilot-level calcext:repeat-item-labels="false"/>
          </table:data-pilot-field>
          <table:data-pilot-field table:source-field-name="LUT runtime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3:02:25.336090008</meta:creation-date>
    <dc:date>2020-07-22T14:58:09.052394775</dc:date>
    <meta:editing-duration>PT20H27M58S</meta:editing-duration>
    <meta:editing-cycles>11</meta:editing-cycles>
    <meta:generator>LibreOffice/6.2.7.1$Linux_X86_64 LibreOffice_project/23edc44b61b830b7d749943e020e96f5a7df63bf</meta:generator>
    <meta:document-statistic meta:table-count="2" meta:cell-count="176" meta:object-count="0"/>
  </office:meta>
</office:document-meta>
</file>